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MERA TRADUCCION DE CINECA AL RELACIONAL (NO DEFINITIVA)</text:p>
      <text:p text:style-name="Standard"/>
      <text:p text:style-name="Standard">VAMOS PRIMERO CON LAS ENTIDADES:</text:p>
      <text:p text:style-name="Standard"/>
      <text:p text:style-name="Standard">FUERTES&gt; </text:p>
      <text:p text:style-name="Standard"/>
      <text:p text:style-name="Standard"/>
      <text:p text:style-name="Standard">CINE</text:p>
      <text:p text:style-name="Standard"/>
      <text:p text:style-name="P2">Rcine(<text:span text:style-name="T2">Identificador</text:span> ,Nombre, Ubicacion, Ciudad, Estado, PrecioRegular)</text:p>
      <text:p text:style-name="P2"/>
      <text:p text:style-name="P2">CINE REGULAR</text:p>
      <text:p text:style-name="P2">Rcregular(<text:span text:style-name="T2">Identificador</text:span> (Clave Foranea a Cine) )</text:p>
      <text:p text:style-name="P2"/>
      <text:p text:style-name="P2">CINE REGULAR</text:p>
      <text:p text:style-name="P2">Rclasico(<text:span text:style-name="T2">Identificador</text:span> (Clave foranea a Cine) )</text:p>
      <text:p text:style-name="P2"/>
      <text:p text:style-name="P2">PEDIDO</text:p>
      <text:p text:style-name="P2">Rpedido(<text:span text:style-name="T2">NroPedido,</text:span> FechaElaboracion, MontoTotal, IdentificadorCine(FORANEA A CINE) )</text:p>
      <text:p text:style-name="P2"/>
      <text:p text:style-name="P2">COMPA;IA DISTRIBUIDORA</text:p>
      <text:p text:style-name="P2"/>
      <text:p text:style-name="P2">Rcompdist( <text:span text:style-name="T2">RIF</text:span> (CLAVE FORANEA A NACIONAL), CodigoCineca (CLAVE ALTERNA), Ubicacion, ciudad, estado, pais, codPostal )</text:p>
      <text:p text:style-name="P2"/>
      <text:p text:style-name="P2">COMP NACIONAL</text:p>
      <text:p text:style-name="P2"/>
      <text:p text:style-name="P2">Rnacional(<text:span text:style-name="T2">RIF</text:span> )</text:p>
      <text:p text:style-name="P2"/>
      <text:p text:style-name="P2">COMP EXTRANJERA</text:p>
      <text:p text:style-name="P2"/>
      <text:p text:style-name="P2">Rextranjera(<text:span text:style-name="T2">CodigoCineca</text:span> )</text:p>
      <text:p text:style-name="P2"/>
      <text:p text:style-name="P2">PELICULA</text:p>
      <text:p text:style-name="P2"/>
      <text:p text:style-name="P2">Rpelicula(<text:span text:style-name="T2">Titulo</text:span>, Censura, Categoria, Anio, PrecioUnitario )</text:p>
      <text:p text:style-name="P2"/>
      <text:p text:style-name="P2">Ractor(<text:span text:style-name="T2">Titulo</text:span> (CLAVE FORANEA A PELICULA), Actor)</text:p>
      <text:p text:style-name="P2"/>
      <text:p text:style-name="P2">Rpremio( <text:span text:style-name="T2">Titulo</text:span> (CLAVE FORANEA A PELICULA), Nombre., Renglon, Anio )</text:p>
      <text:p text:style-name="P2"/>
      <text:p text:style-name="P2">MEDIO DE COMPRA</text:p>
      <text:p text:style-name="P2"/>
      <text:p text:style-name="P2">Rmedio(<text:span text:style-name="T2">Identificador , Numero</text:span> (CLAVE FORANEA A FUNCION), <text:span text:style-name="T2">NroFactura</text:span>, CantBoletos, CantBolVendidos )</text:p>
      <text:p text:style-name="P2"/>
      <text:p text:style-name="P2">RESERVA POR INTERNET</text:p>
      <text:p text:style-name="P2"/>
      <text:p text:style-name="P2">Rreserva( <text:span text:style-name="T2">NroFactura</text:span> (CLAVE FORANEA A MEDI DE COMPRA) )</text:p>
      <text:p text:style-name="P2"><text:soft-page-break/></text:p>
      <text:p text:style-name="P2">COMPRA POR TAQUILLA</text:p>
      <text:p text:style-name="P2"/>
      <text:p text:style-name="P2">Rtaquilla(<text:span text:style-name="T2">NroFactura</text:span> (CLAVE FORANEA A MEDIO DE COMPRA))</text:p>
      <text:p text:style-name="P2"/>
      <text:p text:style-name="P2">USUARIO</text:p>
      <text:p text:style-name="P2"/>
      <text:p text:style-name="P2">Rusuario(<text:span text:style-name="T2">NroFactura</text:span> (CLAVE FORANEA A RESERVA), <text:span text:style-name="T2">Cedula</text:span>, FechaNac, Genero, TelCel, TelOficina, TelHab, mail, Nombre, Apellido )</text:p>
      <text:p text:style-name="P2"/>
      <text:p text:style-name="P2">EFECTIVO</text:p>
      <text:p text:style-name="P2"/>
      <text:p text:style-name="P1">Refectivo(Cedula<text:span text:style-name="T1">, MontoTotal</text:span>)</text:p>
      <text:p text:style-name="P1"/>
      <text:p text:style-name="P2">TARJETA DE CREDITO</text:p>
      <text:p text:style-name="P2"/>
      <text:p text:style-name="P2">Rtarcredito(<text:span text:style-name="T2">Cedula</text:span>, Tipo, NroTarjeta, FechaVenc, Apellido, Nombre )</text:p>
      <text:p text:style-name="P2"/>
      <text:p text:style-name="P2">TARJETA DE DEBITO</text:p>
      <text:p text:style-name="P2"/>
      <text:p text:style-name="P2">RtarjetaDeb(<text:span text:style-name="T2">Cedula</text:span>, Banco, NumeroTarjeta, ClaveConf)</text:p>
      <text:p text:style-name="P2"/>
      <text:p text:style-name="P2">FORMA DE PAGO</text:p>
      <text:p text:style-name="P2"/>
      <text:p text:style-name="P2">Rformapago(<text:span text:style-name="T2">NroFactura</text:span> (CLAVE FORANEA A COMPRA POR TAQUILLA), <text:span text:style-name="T2">Cedula</text:span> (CLAVE FORANEA A EFECTIVO))</text:p>
      <text:p text:style-name="P2"/>
      <text:p text:style-name="P2">DEBILES &gt;</text:p>
      <text:p text:style-name="P2"/>
      <text:p text:style-name="P2">SALA</text:p>
      <text:p text:style-name="P2"/>
      <text:p text:style-name="P2">Rsala(<text:span text:style-name="T2">Identificador(Clave Foranea a Cine) , Numero</text:span>, CapMax,<text:span text:style-name="T2">Identificador , Numero</text:span> (CLAVE FORANEA A SALA),)</text:p>
      <text:p text:style-name="P2"/>
      <text:p text:style-name="P2">PROGRAMACION</text:p>
      <text:p text:style-name="P2"/>
      <text:p text:style-name="P2">Rprogramacion( <text:span text:style-name="T2">Identificador , Numero</text:span> (CLAVE FORANEA A SALA), DiaSemana, FechaSemana, NumeroSemana, MontoRecabado, PorcentajeOcupacion )</text:p>
      <text:p text:style-name="P2"/>
      <text:p text:style-name="P2">FUNCION</text:p>
      <text:p text:style-name="P2"/>
      <text:p text:style-name="P2">Rfuncion( <text:span text:style-name="T2">Identificador , Numero</text:span> (CLAVE FORANEA A SALA), HoraFuncion )</text:p>
      <text:p text:style-name="P2"/>
      <text:p text:style-name="P2">BOLETO</text:p>
      <text:p text:style-name="P2"/>
      <text:p text:style-name="P2">Rboleto(<text:span text:style-name="T2">Identificador , Numero</text:span> (CLAVE FORANEA A FUNCION), Tipo, Costo, PorcentajeDesc )</text:p>
      <text:p text:style-name="P2"/>
      <text:p text:style-name="P2">INTERRELACIONES&gt;</text:p>
      <text:p text:style-name="P2"/>
      <text:p text:style-name="P2"><text:soft-page-break/>HACE</text:p>
      <text:p text:style-name="P2"/>
      <text:p text:style-name="P2">LA CLAVE DE CINE LA HEREDA PEDIDO (1:N)</text:p>
      <text:p text:style-name="P2"/>
      <text:p text:style-name="P2">ES_REALIZADO_A (N:N)</text:p>
      <text:p text:style-name="P2"/>
      <text:p text:style-name="P2">Resrealizado(<text:span text:style-name="T2">NroPedido</text:span>(Clave Foranea a Pedido),RIF (FORANEA A NACIONAL), CodigoCineca (FORANEA A NACIONAL) )</text:p>
      <text:p text:style-name="P2"/>
      <text:p text:style-name="P2"/>
      <text:p text:style-name="P2">ESTA_CONTENIDA (N:N)</text:p>
      <text:p text:style-name="P2"/>
      <text:p text:style-name="P2">Restacontenida(<text:span text:style-name="T2">Titulo</text:span> (FORANEA A PELICULA),NroPedido(Clave Foranea a Pedido) )</text:p>
      <text:p text:style-name="P2"/>
      <text:p text:style-name="P2">CONTIENE (N:N)</text:p>
      <text:p text:style-name="P2"/>
      <text:p text:style-name="P2">Rcontiene(<text:span text:style-name="T2">Identificador , Numero</text:span> (CLAVE FORANEA A SALA), <text:span text:style-name="T2">Titulo</text:span> (FORANEA A PELICULA) )</text:p>
      <text:p text:style-name="P2"/>
      <text:p text:style-name="P2">ESTA_ASOCIADO_A (1:N)</text:p>
      <text:p text:style-name="P2"/>
      <text:p text:style-name="P2">La clave de PROGRAMACION la hereda SALA</text:p>
      <text:p text:style-name="P2"/>
      <text:p text:style-name="P2">POSEE (1:N)</text:p>
      <text:p text:style-name="P2"/>
      <text:p text:style-name="P2">LA CLAVE DE CINE LA HEREDA SALA</text:p>
      <text:p text:style-name="P2"/>
      <text:p text:style-name="P2">SE_DA (N:N)</text:p>
      <text:p text:style-name="P2"/>
      <text:p text:style-name="P2">Rseda( <text:span text:style-name="T2">Identificador, Numero </text:span><text:s/>(Clave Foranea a Sala), <text:s/><text:span text:style-name="T2">Identificador , Numero</text:span> (CLAVE FORANEA A FUNCION) )</text:p>
      <text:p text:style-name="P2"/>
      <text:p text:style-name="P2"/>
      <text:p text:style-name="P2">VENDE (1:N)</text:p>
      <text:p text:style-name="P2"/>
      <text:p text:style-name="P2">LA CLAVE DE FUNCION LA HEREDA BOLETO</text:p>
      <text:p text:style-name="P2"/>
      <text:p text:style-name="P2"/>
      <text:p text:style-name="P2">ES_ADQUIRIDO (1:N)</text:p>
      <text:p text:style-name="P2"/>
      <text:p text:style-name="P2">LA CLAVE DE BOLETO LA HEREDA MEDIO DE COMPRA</text:p>
      <text:p text:style-name="P2"/>
      <text:p text:style-name="P2">LLEVA (1:N)</text:p>
      <text:p text:style-name="P2"/>
      <text:p text:style-name="P2">LA CLAVE DE RESERVA LA HEREDA USUARIO</text:p>
      <text:p text:style-name="P2"/>
      <text:p text:style-name="P2">CONTIENE (1:N)</text:p>
      <text:p text:style-name="P2"/>
      <text:p text:style-name="P2">FORMA DE PAGO HEREDA LA CLAVE DE COMPRA POR TAQUILLA</text:p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o </meta:initial-creator>
    <meta:creation-date>2011-05-18T15:42:50</meta:creation-date>
    <dc:date>2011-05-18T17:46:31</dc:date>
    <dc:creator>Julio </dc:creator>
    <meta:editing-duration>PT1H18M29S</meta:editing-duration>
    <meta:editing-cycles>2</meta:editing-cycles>
    <meta:generator>LibreOffice/3.3$Linux LibreOffice_project/330m19$Build-202</meta:generator>
    <meta:document-statistic meta:table-count="0" meta:image-count="0" meta:object-count="0" meta:page-count="4" meta:paragraph-count="69" meta:word-count="358" meta:character-count="2731"/>
  </office:meta>
</office:document-meta>
</file>